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b64" officeooo:paragraph-rsid="0008cb64"/>
    </style:style>
    <style:style style:name="P2" style:family="paragraph" style:parent-style-name="Standard">
      <style:text-properties fo:font-size="14pt" fo:font-style="normal" fo:font-weight="bold" officeooo:rsid="0008cb64" officeooo:paragraph-rsid="0008cb6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officeooo:rsid="000993bb" officeooo:paragraph-rsid="000993bb"/>
    </style:style>
    <style:style style:name="P4" style:family="paragraph" style:parent-style-name="Standard">
      <style:text-properties fo:font-size="14pt" fo:font-weight="bold" officeooo:rsid="000993bb" officeooo:paragraph-rsid="000993bb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0993bb" officeooo:paragraph-rsid="000993bb"/>
    </style:style>
    <style:style style:name="P6" style:family="paragraph" style:parent-style-name="Standard" style:list-style-name="L1">
      <style:text-properties fo:font-weight="bold" officeooo:rsid="000993bb" officeooo:paragraph-rsid="000993bb" style:font-weight-asian="bold" style:font-weight-complex="bold"/>
    </style:style>
    <style:style style:name="P7" style:family="paragraph" style:parent-style-name="Standard">
      <style:text-properties officeooo:rsid="000af6be" officeooo:paragraph-rsid="000af6be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0af6be" officeooo:paragraph-rsid="000af6be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tyle="normal" fo:font-weight="bold" officeooo:rsid="000af6be" officeooo:paragraph-rsid="000af6be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weight="bold" officeooo:rsid="000b8012" officeooo:paragraph-rsid="000b8012" style:font-weight-asian="bold" style:font-weight-complex="bold"/>
    </style:style>
    <style:style style:name="P11" style:family="paragraph" style:parent-style-name="Text_20_body">
      <style:text-properties fo:font-weight="normal" officeooo:rsid="000cc658" officeooo:paragraph-rsid="000cc658" style:font-weight-asian="normal" style:font-weight-complex="normal"/>
    </style:style>
    <style:style style:name="P12" style:family="paragraph" style:parent-style-name="Text_20_body" style:list-style-name="L2">
      <style:text-properties officeooo:rsid="000b8012" officeooo:paragraph-rsid="000b8012"/>
    </style:style>
    <style:style style:name="P13" style:family="paragraph" style:parent-style-name="Text_20_body">
      <style:text-properties officeooo:rsid="000b8012" officeooo:paragraph-rsid="000b8012"/>
    </style:style>
    <style:style style:name="P14" style:family="paragraph" style:parent-style-name="Text_20_body" style:list-style-name="L3">
      <style:text-properties officeooo:rsid="000b8012" officeooo:paragraph-rsid="000b8012"/>
    </style:style>
    <style:style style:name="P15" style:family="paragraph" style:parent-style-name="Text_20_body">
      <style:text-properties fo:font-weight="bold" officeooo:rsid="000f95fc" officeooo:paragraph-rsid="000f95fc" style:font-weight-asian="bold" style:font-weight-complex="bold"/>
    </style:style>
    <style:style style:name="P16" style:family="paragraph" style:parent-style-name="Text_20_body" style:list-style-name="L4">
      <style:text-properties fo:font-weight="normal" officeooo:rsid="000f95fc" officeooo:paragraph-rsid="000f95fc" style:font-weight-asian="normal" style:font-weight-complex="normal"/>
    </style:style>
    <style:style style:name="P17" style:family="paragraph" style:parent-style-name="Text_20_body" style:list-style-name="L4">
      <style:text-properties fo:font-weight="normal" officeooo:rsid="001077a7" officeooo:paragraph-rsid="001077a7" style:font-weight-asian="normal" style:font-weight-complex="normal"/>
    </style:style>
    <style:style style:name="P18" style:family="paragraph" style:parent-style-name="Text_20_body">
      <style:text-properties fo:font-weight="bold" officeooo:rsid="000e701d" officeooo:paragraph-rsid="000e701d" style:font-weight-asian="bold" style:font-weight-complex="bold"/>
    </style:style>
    <style:style style:name="P19" style:family="paragraph" style:parent-style-name="Text_20_body" style:list-style-name="L5">
      <style:text-properties officeooo:rsid="000e701d" officeooo:paragraph-rsid="000e701d"/>
    </style:style>
    <style:style style:name="P20" style:family="paragraph" style:parent-style-name="Text_20_body" style:list-style-name="L5">
      <style:text-properties officeooo:rsid="000eec00" officeooo:paragraph-rsid="000eec00"/>
    </style:style>
    <style:style style:name="P21" style:family="paragraph" style:parent-style-name="Text_20_body" style:list-style-name="L5">
      <style:text-properties officeooo:rsid="00163012" officeooo:paragraph-rsid="00163012"/>
    </style:style>
    <style:style style:name="P22" style:family="paragraph" style:parent-style-name="Text_20_body" style:list-style-name="L5">
      <style:text-properties officeooo:rsid="000e701d" officeooo:paragraph-rsid="00116b98"/>
    </style:style>
    <style:style style:name="P23" style:family="paragraph" style:parent-style-name="Text_20_body" style:list-style-name="L5">
      <style:text-properties officeooo:paragraph-rsid="00116b98"/>
    </style:style>
    <style:style style:name="P24" style:family="paragraph" style:parent-style-name="Text_20_body" style:list-style-name="L5">
      <style:text-properties officeooo:rsid="0014545c" officeooo:paragraph-rsid="0014545c"/>
    </style:style>
    <style:style style:name="P25" style:family="paragraph" style:parent-style-name="Text_20_body" style:list-style-name="L5">
      <style:text-properties officeooo:rsid="00182c83" officeooo:paragraph-rsid="00182c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3b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c658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e701d"/>
    </style:style>
    <style:style style:name="T7" style:family="text">
      <style:text-properties officeooo:rsid="00124451"/>
    </style:style>
    <style:style style:name="T8" style:family="text">
      <style:text-properties officeooo:rsid="000eec00"/>
    </style:style>
    <style:style style:name="T9" style:family="text">
      <style:text-properties officeooo:rsid="00116b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ot Wild Jam 78 : Notebook</text:p>
      <text:p text:style-name="P1"/>
      <text:p text:style-name="P2">Themes:</text:p>
      <text:p text:style-name="P1"><text:tab/><text:span text:style-name="T1">ERASE </text:span><text:span text:style-name="T2">+ </text:span>Mimic, Style shift, Shopaholic</text:p>
      <text:p text:style-name="P1"/>
      <text:p text:style-name="P3">Synonyms of erase :</text:p>
      <text:p text:style-name="P3"><text:tab/>abolish, delete, eliminate, expunge, negate, obliterate, wipe out</text:p>
      <text:p text:style-name="P1"/>
      <text:p text:style-name="P4">Ideas:</text:p>
      <text:p text:style-name="P3"/>
      <text:list text:style-name="L1">
        <text:list-item>
          <text:p text:style-name="P5">UI with button which are not what they seems : puzzle navigation game</text:p>
        </text:list-item>
        <text:list-item>
          <text:p text:style-name="P5">Buy erasers</text:p>
        </text:list-item>
        <text:list-item>
          <text:p text:style-name="P5">Erase tiles in multiple tailemaplayer to reveal what’s under and progress</text:p>
        </text:list-item>
        <text:list-item>
          <text:p text:style-name="P6">erase pieces of evidence in a crime scene</text:p>
        </text:list-item>
        <text:list-item>
          <text:p text:style-name="P5">wash stains…</text:p>
        </text:list-item>
      </text:list>
      <text:p text:style-name="P3"/>
      <text:p text:style-name="P7">Chosen Idea: <text:span text:style-name="T3">You are a corrup</text:span><text:span text:style-name="T4">ted</text:span><text:span text:style-name="T3"> cop that take money from criminals to erase pieces of evidence in crime scene in order to let them escape investiation</text:span></text:p>
      <text:p text:style-name="P7"><text:span text:style-name="T3"/></text:p>
      <text:p text:style-name="Horizontal_20_Line"/>
      <text:p text:style-name="P8">Development</text:p>
      <text:p text:style-name="P9"/>
      <text:p text:style-name="Horizontal_20_Line"/>
      <text:p text:style-name="P10">Name : <text:span text:style-name="T5">Corrupt Cop Cleaning Cabinet – CCCC</text:span></text:p>
      <text:p text:style-name="P11">Description : Your are a corrupted cop...</text:p>
      <text:p text:style-name="P10">Todo list :</text:p>
      <text:list text:style-name="L2">
        <text:list-item>
          <text:p text:style-name="P12">Credit panel</text:p>
        </text:list-item>
      </text:list>
      <text:p text:style-name="P13"/>
      <text:p text:style-name="P13">Game baseline :</text:p>
      <text:list text:style-name="L3">
        <text:list-item>
          <text:p text:style-name="P14">splash screen : Godot+Game Jam logo + Card theme</text:p>
        </text:list-item>
        <text:list-item>
          <text:p text:style-name="P14">main menu + settings + credits</text:p>
        </text:list-item>
        <text:list-item>
          <text:p text:style-name="P14">Start game</text:p>
        </text:list-item>
        <text:list-item>
          <text:p text:style-name="P14">phone sound</text:p>
        </text:list-item>
        <text:list-item>
          <text:p text:style-name="P14">Splash screen explaining mission <text:span text:style-name="T6">+ shop to buy cleaning tissus</text:span></text:p>
        </text:list-item>
        <text:list-item>
          <text:p text:style-name="P14">Lvl – game : player, inspectors (enemies), items (to clean), scientifics, maps, detection areas, </text:p>
        </text:list-item>
        <text:list-item>
          <text:p text:style-name="P14">Victory+Extra money / Defeat Arrestation</text:p>
        </text:list-item>
      </text:list>
      <text:p text:style-name="P13">Optional : dialogue with inspector that does not suspect us, giving context. Difficulty increases because, when cleaning proof seems like the same serial killer is on the loose, thus more inspector+thorough)</text:p>
      <text:p text:style-name="P13"/>
      <text:p text:style-name="P15"><text:soft-page-break/>Mechanics :</text:p>
      <text:list text:style-name="L4">
        <text:list-item>
          <text:p text:style-name="P16">player with 2D control</text:p>
        </text:list-item>
        <text:list-item>
          <text:p text:style-name="P16">goes close to crime scene piece of evidence</text:p>
        </text:list-item>
        <text:list-item>
          <text:p text:style-name="P16">wipe evidence then wipe is dirty</text:p>
        </text:list-item>
        <text:list-item>
          <text:p text:style-name="P16">need to hide the dirty wipe on scientifics to frame them</text:p>
        </text:list-item>
        <text:list-item>
          <text:p text:style-name="P16">inspectors npc that scoot the scene, need to avoid their detection and get arrested</text:p>
        </text:list-item>
        <text:list-item>
          <text:p text:style-name="P16">forensic scientist<text:span text:style-name="T7">s npcs</text:span></text:p>
        </text:list-item>
        <text:list-item>
          <text:p text:style-name="P17">buy new wipes with better stats : time to wipe</text:p>
        </text:list-item>
      </text:list>
      <text:p text:style-name="P18"/>
      <text:p text:style-name="P18"/>
      <text:p text:style-name="P18">Scope :</text:p>
      <text:list text:style-name="L5">
        <text:list-item>
          <text:p text:style-name="P19">Main menu : theme splash of blood, then wipe to display button</text:p>
        </text:list-item>
        <text:list-item>
          <text:p text:style-name="P19">Map : pixel art, top down, indoors, crime scene</text:p>
        </text:list-item>
        <text:list-item>
          <text:p text:style-name="P19">player : 2D control</text:p>
          <text:list>
            <text:list-item>
              <text:p text:style-name="P19">movement : zqsd + mouse</text:p>
            </text:list-item>
            <text:list-item>
              <text:p text:style-name="P19">cleaning action with circular <text:span text:style-name="T8">timer</text:span></text:p>
            </text:list-item>
            <text:list-item>
              <text:p text:style-name="P20">hand+wipe cursor</text:p>
            </text:list-item>
            <text:list-item>
              <text:p text:style-name="P21">cleaning zone with dotted border</text:p>
            </text:list-item>
            <text:list-item>
              <text:p text:style-name="P21"/>
            </text:list-item>
          </text:list>
        </text:list-item>
        <text:list-item>
          <text:p text:style-name="P22">NPC : 2 types</text:p>
          <text:list>
            <text:list-item>
              <text:p text:style-name="P22">investigators with detection areas</text:p>
            </text:list-item>
            <text:list-item>
              <text:p text:style-name="P23"><text:span text:style-name="T6">forensic scientist</text:span><text:span text:style-name="T9">s : idl, to hide dirty cleaning cloth, some are undercover inspectors</text:span></text:p>
            </text:list-item>
          </text:list>
        </text:list-item>
        <text:list-item>
          <text:p text:style-name="P24">scripts :</text:p>
          <text:list>
            <text:list-item>
              <text:p text:style-name="P24">scene management</text:p>
            </text:list-item>
            <text:list-item>
              <text:p text:style-name="P24">tilemaplayer</text:p>
            </text:list-item>
            <text:list-item>
              <text:p text:style-name="P24">utilities</text:p>
            </text:list-item>
            <text:list-item>
              <text:p text:style-name="P24">event bus</text:p>
            </text:list-item>
            <text:list-item>
              <text:p text:style-name="P24">player control</text:p>
            </text:list-item>
            <text:list-item>
              <text:p text:style-name="P25">inspector detection</text:p>
            </text:list-item>
            <text:list-item>
              <text:p text:style-name="P25">cleaning zone</text:p>
            </text:list-item>
            <text:list-item>
              <text:p text:style-name="P2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0:28:48.696000000</meta:creation-date>
    <dc:date>2025-02-15T17:22:46.760000000</dc:date>
    <meta:editing-duration>PT1H40M29S</meta:editing-duration>
    <meta:editing-cycles>15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55" meta:word-count="367" meta:character-count="1999" meta:non-whitespace-character-count="1720"/>
  </office:meta>
</office:document-meta>
</file>